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2">
            <text:p>72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1.6">
            <text:p>21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1">
            <text:p>3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48">
            <text:p>4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3">
            <text:p>8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2">
            <text:p>6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2">
            <text:p>6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57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VALTER-SCHANDERT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Xerox emitidos no mês</text:p>
          </table:table-cell>
          <table:table-cell table:style-name="ce32" table:formula="oooc:=[.C7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7">
            <text:p>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36">
            <text:p>3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3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VIDA-E-SAUDE</text:p>
          </table:table-cell>
          <table:table-cell table:style-name="ce25" office:value-type="float" office:value="8">
            <text:p>8</text:p>
          </table:table-cell>
          <table:table-cell table:style-name="ce29" office:value-type="string">
            <text:p>Xerox emitidos no mês</text:p>
          </table:table-cell>
          <table:table-cell table:style-name="ce32" table:formula="oooc:=[.C11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5">
            <text:p>4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0]*0.3" office:value-type="float" office:value="13.5">
            <text:p>13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33">
            <text:p>3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6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3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10">
            <text:p>10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8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1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7">
            <text:p>2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0]*0.3" office:value-type="float" office:value="8.1">
            <text:p>8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6">
            <text:p>6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1]*0.3" office:value-type="float" office:value="1.8">
            <text:p>1,8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WRS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5]*0.3" office:value-type="float" office:value="5.7">
            <text:p>5,70</text:p>
          </table:table-cell>
          <table:table-cell table:number-columns-repeated="251"/>
        </table:table-row>
        <table:table-row table:style-name="ro1" table:number-rows-repeated="6536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5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5">25/02/2008</text:date>, <text:time>09:3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2-25T09:32:04</dc:date>
    <meta:printed-by>Carlos Augusto Marcicano</meta:printed-by>
    <meta:print-date>2007-09-27T11:53:34</meta:print-date>
    <dc:language>pt-BR</dc:language>
    <meta:editing-cycles>346</meta:editing-cycles>
    <meta:editing-duration>PT17H28M45S</meta:editing-duration>
    <meta:user-defined meta:name="Info 1"/>
    <meta:user-defined meta:name="Info 2"/>
    <meta:user-defined meta:name="Info 3"/>
    <meta:user-defined meta:name="Info 4"/>
    <meta:document-statistic meta:table-count="2" meta:cell-count="187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